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14.76mm" svg:height="97.22mm" svg:x="115.92mm" svg:y="6.64mm">
            <loext:p draw:notify-on-update-of-ranges="Sheet1.A1:Sheet1.A10 Sheet1.B1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table:formula="of:=[.D2]*3.14/180" office:value-type="float" office:value="0.436111111111111" calcext:value-type="float">
            <text:p>0,436111111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D3]*3.14/180" office:value-type="float" office:value="0.523333333333333" calcext:value-type="float">
            <text:p>0,5233333333</text:p>
          </table:table-cell>
          <table:table-cell table:formula="of:=6/15" office:value-type="float" office:value="0.4" calcext:value-type="float">
            <text:p>0,4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D4]*3.14/180" office:value-type="float" office:value="0.697777777777778" calcext:value-type="float">
            <text:p>0,6977777778</text:p>
          </table:table-cell>
          <table:table-cell table:formula="of:=8/15" office:value-type="float" office:value="0.533333333333333" calcext:value-type="float">
            <text:p>0,533333333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D5]*3.14/180" office:value-type="float" office:value="1.57" calcext:value-type="float">
            <text:p>1,57</text:p>
          </table:table-cell>
          <table:table-cell table:formula="of:=9/15" office:value-type="float" office:value="0.6" calcext:value-type="float">
            <text:p>0,6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D6]*3.14/180" office:value-type="float" office:value="2.09333333333333" calcext:value-type="float">
            <text:p>2,0933333333</text:p>
          </table:table-cell>
          <table:table-cell table:formula="of:=11/15" office:value-type="float" office:value="0.733333333333333" calcext:value-type="float">
            <text:p>0,7333333333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D7]*3.14/180" office:value-type="float" office:value="2.26777777777778" calcext:value-type="float">
            <text:p>2,2677777778</text:p>
          </table:table-cell>
          <table:table-cell table:formula="of:=13/15" office:value-type="float" office:value="0.866666666666667" calcext:value-type="float">
            <text:p>0,8666666667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D8]*3.14/180" office:value-type="float" office:value="2.61666666666667" calcext:value-type="float">
            <text:p>2,6166666667</text:p>
          </table:table-cell>
          <table:table-cell table:formula="of:=14/15" office:value-type="float" office:value="0.933333333333333" calcext:value-type="float">
            <text:p>0,9333333333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D9]*3.14/180" office:value-type="float" office:value="2.87833333333333" calcext:value-type="float">
            <text:p>2,8783333333</text:p>
          </table:table-cell>
          <table:table-cell table:formula="of:=12/15" office:value-type="float" office:value="0.8" calcext:value-type="float">
            <text:p>0,8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D10]*3.14/180" office:value-type="float" office:value="3.14" calcext:value-type="float">
            <text:p>3,14</text:p>
          </table:table-cell>
          <table:table-cell table:formula="of:=9/15" office:value-type="float" office:value="0.6" calcext:value-type="float">
            <text:p>0,6</text:p>
          </table:table-cell>
          <table:table-cell/>
          <table:table-cell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23:21:36.865161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5:11:53.822033051</meta:creation-date>
    <dc:date>2016-10-26T23:55:13.128479410</dc:date>
    <meta:editing-duration>PT5M40S</meta:editing-duration>
    <meta:editing-cycles>2</meta:editing-cycles>
    <meta:generator>LibreOffice/5.1.5.2$Linux_X86_64 LibreOffice_project/10m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77cm" svg:height="9.723cm" xlink:href=".." xlink:type="simple" chart:class="chart:scatter" chart:style-name="ch1">
        <chart:legend chart:legend-position="end" svg:x="16.614cm" svg:y="4.313cm" style:legend-expansion="high" chart:style-name="ch2"/>
        <chart:plot-area chart:style-name="ch3" table:cell-range-address="Sheet1.A1:Sheet1.B10" svg:x="0.429cm" svg:y="0.194cm" svg:width="15.756cm" svg:height="9.335cm">
          <chartooo:coordinate-region svg:x="1.156cm" svg:y="0.393cm" svg:width="14.789cm" svg:height="8.4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" chart:class="chart:scatter">
            <chart:domain table:cell-range-address="Sheet1.A1:Sheet1.A10"/>
            <chart:regression-curve chart:style-name="ch7">
              <chart:equation chart:display-equation="true" chart:display-r-square="false" svg:x="1.623cm" svg:y="5.541cm"/>
            </chart:regression-curve>
            <chart:data-point chart:repeated="4"/>
            <chart:data-point chart:style-name="ch8" chart:repeated="2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</svg:desc>
                </draw:g>
              </table:table-cell>
              <table:table-cell office:value-type="float" office:value="0.1">
                <text:p>0.1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6111111111111">
                <text:p>0.4361111111111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3333333333333">
                <text:p>0.523333333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7777777777778">
                <text:p>0.697777777777778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">
                <text:p>1.5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333333333333">
                <text:p>2.09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6777777777778">
                <text:p>2.26777777777778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1666666666667">
                <text:p>2.61666666666667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7833333333333">
                <text:p>2.8783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4">
                <text:p>3.14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